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outline1">
      <style:graphic-properties fo:min-height="3.92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.291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8.544cm" style:use-optimal-column-width="false"/>
    </style:style>
    <style:style style:name="co5" style:family="table-column">
      <style:table-column-properties style:column-width="4.148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5.182cm" style:use-optimal-column-width="false"/>
    </style:style>
    <style:style style:name="co8" style:family="table-column">
      <style:table-column-properties style:column-width="16.637cm" style:use-optimal-column-width="false"/>
    </style:style>
    <style:style style:name="ro1" style:family="table-row">
      <style:table-row-properties style:row-height="1.836cm" style:use-optimal-row-height="false"/>
    </style:style>
    <style:style style:name="ro2" style:family="table-row">
      <style:table-row-properties style:row-height="2.201cm" style:use-optimal-row-height="false"/>
    </style:style>
    <style:style style:name="ce1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size="18pt" style:font-size-asian="18pt" style:font-size-complex="18pt"/>
    </style:style>
    <style:style style:name="ce17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="1.13pt solid #ffffff" style:text-autospace="none"/>
      <style:text-properties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21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weight="bold"/>
    </style:style>
    <style:style style:name="P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13" style:family="paragraph">
      <style:paragraph-properties fo:text-align="center" style:writing-mode="lr-tb"/>
      <style:text-properties fo:color="#212121" loext:opacity="100%" fo:font-weight="bold"/>
    </style:style>
    <style:style style:name="P14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end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font-size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style:text-autospace="none"/>
      <style:text-properties fo:font-size="18pt" style:font-size-asian="18pt" style:font-size-complex="18pt"/>
    </style:style>
    <style:style style:name="P34" style:family="paragraph">
      <style:paragraph-properties style:text-autospace="none"/>
      <style:text-properties fo:font-size="15pt" style:font-size-asian="15pt" style:font-size-complex="15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text-properties fo:font-weight="normal" style:font-weight-asian="normal" style:font-weight-complex="normal"/>
    </style:style>
    <style:style style:name="P37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38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4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none"/>
      <style:paragraph-properties fo:text-align="center"/>
      <style:text-properties style:use-window-font-color="true" loext:opacity="0%"/>
    </style:style>
    <style:style style:name="P46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8" style:family="paragraph">
      <style:paragraph-properties style:writing-mode="lr-tb"/>
      <style:text-properties fo:font-size="32pt"/>
    </style:style>
    <style:style style:name="P4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loext:opacity="100%" fo:font-weight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212121" loext:opacity="100%"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4" style:family="text">
      <style:text-properties fo:color="#212121" loext:opacity="100%" fo:font-size="18pt" fo:language="zxx" fo:country="none" style:font-size-asian="18pt" style:font-size-complex="18pt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fo:font-size="15pt" fo:font-weight="bold" style:font-weight-asian="bold" style:font-weight-complex="bold"/>
    </style:style>
    <style:style style:name="T23" style:family="text"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COSS </text:span><text:span text:style-name="T1">D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ases and public funding</text:p>
              </text:list-item>
              <text:list-item>
                <text:p>The applied research phase</text:p>
              </text:list-item>
              <text:list-item>
                <text:p>The spinning-off phase</text:p>
              </text:list-item>
              <text:list-item>
                <text:p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hases and Public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verview of Phases and Funding Recipients</text:p>
          </draw:text-box>
        </draw:frame>
        <draw:g>
          <draw:custom-shape draw:style-name="gr2" draw:text-style-name="P9" draw:layer="layout" svg:width="8cm" svg:height="4cm" draw:transform="rotate (1.5707963267949) translate (5.5cm 12cm)">
            <text:p text:style-name="P8"><text:span text:style-name="T5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cm" svg:height="4cm" draw:transform="rotate (1.5707963267949) translate (9.5cm 12cm)">
            <text:p text:style-name="P10"><text:span text:style-name="T6">Applied </text:span><text:span text:style-name="T6">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3.5cm 12cm)">
            <text:p text:style-name="P8"><text:span text:style-name="T5">Spinning-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8cm" svg:height="4cm" draw:transform="rotate (1.5707963267949) translate (17.5cm 12cm)">
            <text:p text:style-name="P13"><text:span text:style-name="T7">Starting-up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5.5cm" svg:y1="12.5cm" svg:x2="5.5cm" svg:y2="4cm">
            <text:p text:style-name="P15"><text:span text:style-name="T8">Research / </text:span><text:span text:style-name="T8">startup</text:span><text:span text:style-name="T8"><text:line-break/></text:span><text:span text:style-name="T8">time spent ratio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7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8" draw:layer="layout" svg:width="4cm" svg:height="1.5cm" svg:x="13.5cm" svg:y="12cm">
            <draw:text-box>
              <text:p><text:span text:style-name="T9">founding</text:span></text:p>
            </draw:text-box>
          </draw:frame>
          <draw:frame draw:style-name="gr10" draw:text-style-name="P20" draw:layer="layout" svg:width="4cm" svg:height="1.5cm" svg:x="19cm" svg:y="12cm">
            <draw:text-box>
              <text:p text:style-name="P19"><text:span text:style-name="T10">time</text:span></text:p>
            </draw:text-box>
          </draw:frame>
          <draw:frame draw:style-name="gr11" draw:text-style-name="P21" draw:layer="layout" svg:width="2cm" svg:height="1cm" svg:x="3.5cm" svg:y="3.5cm">
            <draw:text-box>
              <text:p><text:span text:style-name="T11">100%</text:span></text:p>
            </draw:text-box>
          </draw:frame>
          <draw:line draw:style-name="gr12" draw:text-style-name="P22" draw:layer="layout" svg:x1="5.5cm" svg:y1="3.5cm" svg:x2="17.5cm" svg:y2="3.5cm">
            <text:p><text:span text:style-name="T9">Recipient of public </text:span><text:span text:style-name="T9">funding is the </text:span><text:span text:style-name="T9">university</text:span></text:p>
            <text:p><text:span text:style-name="T9"/></text:p>
            <text:p><text:span text:style-name="T9"/></text:p>
          </draw:line>
          <draw:line draw:style-name="gr13" draw:text-style-name="P22" draw:layer="layout" svg:x1="17.5cm" svg:y1="3.5cm" svg:x2="21.5cm" svg:y2="3.5cm">
            <text:p><text:span text:style-name="T9">… </text:span><text:span text:style-name="T9">the startup</text:span></text:p>
            <text:p><text:span text:style-name="T9"/></text:p>
            <text:p><text:span text:style-name="T9"/></text:p>
          </draw:line>
          <draw:line draw:style-name="gr14" draw:text-style-name="P23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ublic grants [1]</text:p>
                <text:list>
                  <text:list-item>
                    <text:p>Grants to university</text:p>
                    <text:list>
                      <text:list-item>
                        <text:p>Basic research funding</text:p>
                      </text:list-item>
                      <text:list-item>
                        <text:p>Applied research funding</text:p>
                      </text:list-item>
                      <text:list-item>
                        <text:p>Innovation / startup fund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Grants to startup</text:p>
                    <text:list>
                      <text:list-item>
                        <text:p>Direct startup funding</text:p>
                      </text:list-item>
                      <text:list-item>
                        <text:p>Pre-competitive resear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ct research [2]</text:p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erman: </text:span><text:span text:style-name="T12">“Antragsforschu</text:span><text:span text:style-name="T12">ng”</text:span></text:p>
            <text:p text:style-name="P25"><text:span text:style-name="T12">[2]</text:span><text:span text:style-name="T12"><text:tab/></text:span><text:span text:style-name="T12">German: </text:span><text:span text:style-name="T12">“Auftragsforschu</text:span><text:span text:style-name="T12">n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 with Example Funders and Programs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13">#</text:span></text:p>
              </table:table-cell>
              <table:table-cell>
                <text:p text:style-name="P27"><text:span text:style-name="T13">Phase</text:span></text:p>
              </table:table-cell>
              <table:table-cell>
                <text:p text:style-name="P27"><text:span text:style-name="T13">Funder</text:span></text:p>
              </table:table-cell>
              <table:table-cell>
                <text:p text:style-name="P27"><text:span text:style-name="T13">Program</text:span></text:p>
              </table:table-cell>
              <table:table-cell>
                <text:p text:style-name="P27"><text:span text:style-name="T13"># Persons</text:span></text:p>
              </table:table-cell>
              <table:table-cell>
                <text:p text:style-name="P27"><text:span text:style-name="T13">Amount</text:span><text:span text:style-name="T13"><text:line-break/></text:span><text:span text:style-name="T13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28"><text:span text:style-name="T14">1</text:span></text:p>
              </table:table-cell>
              <table:table-cell>
                <text:p text:style-name="P29"><text:span text:style-name="T14">Basic research</text:span></text:p>
              </table:table-cell>
              <table:table-cell>
                <text:p text:style-name="P29"><text:span text:style-name="T14">DFG</text:span></text:p>
                <text:p text:style-name="P29"><text:span text:style-name="T14">ERC</text:span></text:p>
              </table:table-cell>
              <table:table-cell>
                <text:p text:style-name="P29"><text:span text:style-name="T14">Sachbeihilfe</text:span></text:p>
                <text:p text:style-name="P29"><text:span text:style-name="T14">Advanced Grant</text:span></text:p>
              </table:table-cell>
              <table:table-cell>
                <text:p text:style-name="P29"><text:span text:style-name="T14">1-3 (up to 6)</text:span></text:p>
              </table:table-cell>
              <table:table-cell>
                <text:p text:style-name="P29"><text:span text:style-name="T14">36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2</text:span></text:p>
              </table:table-cell>
              <table:table-cell>
                <text:p text:style-name="P29"><text:span text:style-name="T14">Applied research</text:span></text:p>
              </table:table-cell>
              <table:table-cell table:style-name="ce6">
                <text:p text:style-name="P30"><text:span text:style-name="T14">BMBF</text:span></text:p>
                <text:p text:style-name="P30"><text:span text:style-name="T14">BMWi</text:span></text:p>
              </table:table-cell>
              <table:table-cell>
                <text:p text:style-name="P29"><text:span text:style-name="T14">VIP+, START interaktiv</text:span></text:p>
                <text:p text:style-name="P29"><text:span text:style-name="T14">Various</text:span></text:p>
              </table:table-cell>
              <table:table-cell>
                <text:p text:style-name="P29"><text:span text:style-name="T14">1-4</text:span></text:p>
              </table:table-cell>
              <table:table-cell>
                <text:p text:style-name="P29"><text:span text:style-name="T14">18-36</text:span></text:p>
              </table:table-cell>
            </table:table-row>
            <table:table-row table:style-name="ro1" table:default-cell-style-name="ce8">
              <table:table-cell table:style-name="ce7">
                <text:p text:style-name="P28"><text:span text:style-name="T14">3</text:span></text:p>
              </table:table-cell>
              <table:table-cell>
                <text:p text:style-name="P29"><text:span text:style-name="T14">Spinning-off</text:span></text:p>
              </table:table-cell>
              <table:table-cell table:style-name="ce9">
                <text:p text:style-name="P30"><text:span text:style-name="T14">BMWi</text:span></text:p>
              </table:table-cell>
              <table:table-cell>
                <text:p text:style-name="P29"><text:span text:style-name="T14">EXIST Forschungstransfer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18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4</text:span></text:p>
              </table:table-cell>
              <table:table-cell>
                <text:p text:style-name="P29"><text:span text:style-name="T14">Starting-up</text:span></text:p>
              </table:table-cell>
              <table:table-cell table:style-name="ce6">
                <text:p text:style-name="P30"><text:span text:style-name="T14">BMWi</text:span></text:p>
              </table:table-cell>
              <table:table-cell>
                <text:p text:style-name="P29"><text:span text:style-name="T14">EXIST II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6</text:span></text:p>
              </table:table-cell>
            </table:table-row>
            <table:table-row table:style-name="ro1" table:default-cell-style-name="ce11">
              <table:table-cell table:style-name="ce10">
                <text:p text:style-name="P28"><text:span text:style-name="T14">5</text:span></text:p>
              </table:table-cell>
              <table:table-cell>
                <text:p text:style-name="P29"><text:span text:style-name="T14">...</text:span></text:p>
              </table:table-cell>
              <table:table-cell table:style-name="ce12">
                <text:p text:style-name="P30"><text:span text:style-name="T14">BMWi</text:span></text:p>
              </table:table-cell>
              <table:table-cell>
                <text:p text:style-name="P29"><text:span text:style-name="T14">KMU Innovativ</text:span></text:p>
              </table:table-cell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7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Phase / Maturity / Readiness Name Equivalencies</text:p>
          </draw:text-box>
        </draw:frame>
        <draw:frame draw:style-name="standard" draw:layer="layout" svg:width="27cm" svg:height="11.00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3">
              <table:table-cell>
                <text:p text:style-name="P31"><text:span text:style-name="T15">Phase</text:span></text:p>
              </table:table-cell>
              <table:table-cell>
                <text:p text:style-name="P32"><text:span text:style-name="T15">Maturity</text:span></text:p>
              </table:table-cell>
              <table:table-cell>
                <text:p text:style-name="P32"><text:span text:style-name="T15">Technology Readiness Level (EU)</text:span></text:p>
              </table:table-cell>
            </table:table-row>
            <table:table-row table:style-name="ro2" table:default-cell-style-name="ce14">
              <table:table-cell>
                <text:p text:style-name="P33"><text:span text:style-name="T8">Basic research</text:span></text:p>
              </table:table-cell>
              <table:table-cell>
                <text:p text:style-name="P33"><text:span text:style-name="T8">Research</text:span></text:p>
              </table:table-cell>
              <table:table-cell table:style-name="ce15">
                <text:p text:style-name="P34"><text:span text:style-name="T10">TRL 1 (basic principles observed)</text:span><text:span text:style-name="T10"><text:line-break/></text:span><text:span text:style-name="T10">TRL 2 (technology concept formulated)</text:span><text:span text:style-name="T10"><text:line-break/></text:span><text:span text:style-name="T10">TRL 3 (experimental proof of concept)</text:span></text:p>
              </table:table-cell>
            </table:table-row>
            <table:table-row table:style-name="ro2" table:default-cell-style-name="ce16">
              <table:table-cell>
                <text:p text:style-name="P33"><text:span text:style-name="T8">Applied research</text:span></text:p>
              </table:table-cell>
              <table:table-cell>
                <text:p text:style-name="P33"><text:span text:style-name="T8">Validation</text:span></text:p>
              </table:table-cell>
              <table:table-cell table:style-name="ce17">
                <text:p text:style-name="P34"><text:span text:style-name="T10">TRL 4 (technology validated in lab)</text:span><text:span text:style-name="T10"><text:line-break/></text:span><text:span text:style-name="T10">TRL 5 (technology validated in relevant environment)</text:span></text:p>
              </table:table-cell>
            </table:table-row>
            <table:table-row table:style-name="ro2" table:default-cell-style-name="ce18">
              <table:table-cell>
                <text:p text:style-name="P33"><text:span text:style-name="T8">Spinning-off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19">
                <text:p text:style-name="P34"><text:span text:style-name="T10">TRL 6 (technology demonstrated in relevant environment)</text:span></text:p>
              </table:table-cell>
            </table:table-row>
            <table:table-row table:style-name="ro2" table:default-cell-style-name="ce20">
              <table:table-cell>
                <text:p text:style-name="P33"><text:span text:style-name="T8">Starting-up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21">
                <text:p text:style-name="P34"><text:span text:style-name="T10">TRL 7 (system prototype demonstration)</text:span><text:span text:style-name="T10"><text:line-break/></text:span><text:span text:style-name="T10">TRL 8 (system complete and qualifi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Applied Research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pplied Research Pha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6">Takes place at the </text:span><text:span text:style-name="T16">university</text:span></text:p>
                <text:list>
                  <text:list-item>
                    <text:p>Follows the basic research phase</text:p>
                  </text:list-item>
                  <text:list-item>
                    <text:p>Funded through validation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Applied Research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Funding source</text:p>
                <text:list>
                  <text:list-item>
                    <text:p>Funder: BMBF</text:p>
                  </text:list-item>
                  <text:list-item>
                    <text:p>Program: START interaktiv</text:p>
                  </text:list-item>
                  <text:list-item>
                    <text:p>Content: 3-4 people up to 3 yea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Requires team and innovation</text:p>
                  </text:list-item>
                  <text:list-item>
                    <text:p>Two-stage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es not require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<text:span text:style-name="T17">Spinning</text:span><text:span text:style-name="T17">-off</text:span>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The Spinning-off Phase</text:p>
          </draw:text-box>
        </draw:frame>
        <draw:frame presentation:style-name="pr11" draw:text-style-name="P37" draw:layer="layout" svg:width="27cm" svg:height="11.5cm" svg:x="0.5cm" svg:y="2.25cm" presentation:class="outline">
          <draw:text-box>
            <text:list text:style-name="L5">
              <text:list-item>
                <text:p text:style-name="P36"><text:span text:style-name="T18">Starts at university and </text:span><text:span text:style-name="T18">transitions to startup</text:span></text:p>
                <text:list>
                  <text:list-item>
                    <text:p text:style-name="P36"><text:span text:style-name="T18">Follows the applied </text:span><text:span text:style-name="T18">research phase</text:span></text:p>
                  </text:list-item>
                  <text:list-item>
                    <text:p text:style-name="P36"><text:span text:style-name="T18">Turns the research project </text:span><text:span text:style-name="T18">into a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eps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funding</text:p>
              </text:list-item>
              <text:list-item>
                <text:p>Found company</text:p>
              </text:list-item>
              <text:list-item>
                <text:p>Acquire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unding source</text:p>
                <text:list>
                  <text:list-item>
                    <text:p>Sponsor: BMWi</text:p>
                  </text:list-item>
                  <text:list-item>
                    <text:p>Program: EXIST Forschungstransfer</text:p>
                  </text:list-item>
                  <text:list-item>
                    <text:p>Content: Four people for up to 18 month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Apply with team and business plan</text:p>
                  </text:list-item>
                  <text:list-item>
                    <text:p>Get invited to 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quires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up Incorpor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7" draw:text-style-name="P39" draw:layer="layout" svg:width="7cm" svg:height="4cm" svg:x="8.25cm" svg:y="6.5cm">
            <text:p text:style-name="P38"><text:span text:style-name="T19">Doctoral</text:span><text:span text:style-name="T19"><text:line-break/></text:span><text:span text:style-name="T19">stud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9" draw:layer="layout" svg:width="7cm" svg:height="4cm" svg:x="15.25cm" svg:y="2.5cm">
            <text:p text:style-name="P38"><text:span text:style-name="T19">Student</text:span><text:span text:style-name="T19"><text:line-break/></text:span><text:span text:style-name="T19">helper [1]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0" draw:layer="layout" svg:width="7cm" svg:height="4cm" svg:x="8.25cm" svg:y="2.5cm">
            <text:p text:style-name="P38"><text:span text:style-name="T19">Student in</text:span><text:span text:style-name="T19"><text:line-break/></text:span><text:span text:style-name="T19">class / </text:span><text:span text:style-name="T19">thesi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0" draw:layer="layout" svg:width="7cm" svg:height="4cm" svg:x="15.25cm" svg:y="6.5cm">
            <text:p text:style-name="P38"><text:span text:style-name="T19">Graduate</text:span></text:p>
            <text:p text:style-name="P38"><text:span text:style-name="T19">researcher </text:span><text:span text:style-name="T19">[2]</text:span></text:p>
            <draw:enhanced-geometry svg:viewBox="0 0 21600 21600" draw:type="rectangle" draw:enhanced-path="M 0 0 L 21600 0 21600 21600 0 21600 0 0 Z N"/>
          </draw:custom-shape>
          <draw:frame draw:style-name="gr19" draw:text-style-name="P41" draw:layer="layout" svg:width="7cm" svg:height="1.5cm" svg:x="8.25cm" svg:y="10.5cm">
            <draw:text-box>
              <text:p><text:span text:style-name="T20">The individual</text:span></text:p>
            </draw:text-box>
          </draw:frame>
          <draw:frame draw:style-name="gr19" draw:text-style-name="P41" draw:layer="layout" svg:width="7cm" svg:height="1.5cm" svg:x="15.25cm" svg:y="10.5cm">
            <draw:text-box>
              <text:p><text:span text:style-name="T20">The university</text:span></text:p>
            </draw:text-box>
          </draw:frame>
          <draw:frame draw:style-name="gr20" draw:text-style-name="P42" draw:layer="layout" svg:width="14cm" svg:height="1.5cm" svg:x="8.25cm" svg:y="12cm">
            <draw:text-box>
              <text:p><text:span text:style-name="T21">Copyright </text:span><text:span text:style-name="T21">Ownership</text:span></text:p>
            </draw:text-box>
          </draw:frame>
          <draw:frame draw:style-name="gr19" draw:text-style-name="P43" draw:layer="layout" svg:width="4cm" svg:height="1.5cm" draw:transform="rotate (1.5707963267949) translate (6.75cm 10.5cm)">
            <draw:text-box>
              <text:p><text:span text:style-name="T22">Doctoral</text:span></text:p>
            </draw:text-box>
          </draw:frame>
          <draw:frame draw:style-name="gr19" draw:text-style-name="P41" draw:layer="layout" svg:width="4cm" svg:height="1.5cm" draw:transform="rotate (1.5707963267949) translate (6.75cm 6.5cm)">
            <draw:text-box>
              <text:p><text:span text:style-name="T20">Bachelor</text:span><text:span text:style-name="T20"><text:line-break/></text:span><text:span text:style-name="T20">or Master</text:span></text:p>
            </draw:text-box>
          </draw:frame>
          <draw:frame draw:style-name="gr21" draw:text-style-name="P44" draw:layer="layout" svg:width="8cm" svg:height="1.5cm" draw:transform="rotate (1.5707963267949) translate (5.25cm 10.5cm)">
            <draw:text-box>
              <text:p><text:span text:style-name="T21">Degree </text:span><text:span text:style-name="T21">Program</text:span></text:p>
            </draw:text-box>
          </draw:frame>
          <draw:line draw:style-name="gr22" draw:text-style-name="P45" draw:layer="layout" svg:x1="7.75cm" svg:y1="6.5cm" svg:x2="22.75cm" svg:y2="6.5cm">
            <text:p/>
          </draw:line>
          <draw:line draw:style-name="gr22" draw:text-style-name="P45" draw:layer="layout" svg:x1="15.25cm" svg:y1="11cm" svg:x2="15.25cm" svg:y2="2cm">
            <text:p/>
          </draw:line>
        </draw:g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</text:span><text:span text:style-name="T12">“Studentische / </text:span><text:span text:style-name="T12">wissenschaftlich</text:span><text:span text:style-name="T12">e Hilfskraft”</text:span></text:p>
            <text:p text:style-name="P25"><text:span text:style-name="T12">[2]</text:span><text:span text:style-name="T12"><text:tab/></text:span><text:span text:style-name="T12">German: </text:span><text:span text:style-name="T12">“Wissenschaftlic</text:span><text:span text:style-name="T12">he Mitarbeiter:in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raduate Researchers / Ph.D.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er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fessor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Work-for-hire: Student job [1]</text:p>
                      </text:list-item>
                      <text:list-item>
                        <text:p text:style-name="P46"><text:span text:style-name="T23">Work contract [2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</text:span><text:span text:style-name="T12">“Arbeitsvertrag </text:span><text:span text:style-name="T12">resp. </text:span><text:span text:style-name="T12">Dienstvertrag”</text:span></text:p>
            <text:p text:style-name="P25"><text:span text:style-name="T12">[2]</text:span><text:span text:style-name="T12"><text:tab/></text:span><text:span text:style-name="T12">German: </text:span><text:span text:style-name="T12">“Werkvertra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 text:style-name="P47">Pay for work</text:p>
                    <text:list>
                      <text:list-item>
                        <text:p>Work-for-hire</text:p>
                      </text:list-item>
                      <text:list-item>
                        <text:p>Work contract</text:p>
                      </text:list-item>
                    </text:list>
                  </text:list-item>
                  <text:list-item>
                    <text:p>Contributor license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Work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What the university can </text:span><text:span text:style-name="T24">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24">What the university may </text:span><text:span text:style-name="T24">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replacement cost method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singl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Phases and public funding</text:p>
              </text:list-item>
              <text:list-item>
                <text:p text:style-name="P6">The applied research phase</text:p>
              </text:list-item>
              <text:list-item>
                <text:p text:style-name="P6">The spinning-off phase</text:p>
              </text:list-item>
              <text:list-item>
                <text:p text:style-name="P6"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DR</text:span></text:p>
          </draw:text-box>
        </draw:frame>
        <draw:frame presentation:style-name="pr15" draw:text-style-name="P48" draw:layer="layout" svg:width="27cm" svg:height="7cm" svg:x="0.5cm" svg:y="8cm" presentation:class="subtitle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/text:p>
            <text:p text:style-name="P2"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6" draw:text-style-name="P35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6T09:49:25.605642439</meta:creation-date>
    <meta:editing-duration>PT9H11M57S</meta:editing-duration>
    <meta:editing-cycles>85</meta:editing-cycles>
    <meta:generator>LibreOffice/7.1.4.2$Linux_X86_64 LibreOffice_project/e19c8e005a853514adc94ef87a3fca3f43994787</meta:generator>
    <dc:date>2021-07-31T11:45:25.409038273</dc:date>
    <dc:creator>Dirk Riehle</dc:creator>
    <meta:document-statistic meta:object-count="209"/>
  </office:meta>
</office:document-meta>
</file>